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4.07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GCCACGTACGAGCAGGCTAGCTACAACGAGTCGCGAA</text:p>
          </table:table-cell>
          <table:table-cell office:value-type="string" calcext:value-type="string">
            <text:p>341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GTGCCTCTGATAAGAGGCTAGCTACAACGACTCCTCCA</text:p>
          </table:table-cell>
          <table:table-cell office:value-type="string" calcext:value-type="string">
            <text:p>355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CTTTTTCAACTTCTAGGCTAGCTACAACGATAAGCCAC</text:p>
          </table:table-cell>
          <table:table-cell office:value-type="string" calcext:value-type="string">
            <text:p>426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GTTTGATGAACACAGGCTAGCTACAACGAAGGGCTGT</text:p>
          </table:table-cell>
          <table:table-cell office:value-type="string" calcext:value-type="string">
            <text:p>468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TTCGAGCATCCGAAGGCTAGCTACAACGAGTTTGATG</text:p>
          </table:table-cell>
          <table:table-cell office:value-type="string" calcext:value-type="string">
            <text:p>483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CCATAACATGACCAGGCTAGCTACAACGAGAGGTGCA</text:p>
          </table:table-cell>
          <table:table-cell office:value-type="string" calcext:value-type="string">
            <text:p>507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GTCTCACCACTACGAGGCTAGCTACAACGACGTACTGA</text:p>
          </table:table-cell>
          <table:table-cell office:value-type="string" calcext:value-type="string">
            <text:p>558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GAGGGACAAGGACAGGCTAGCTACAACGACAAGTGTC</text:p>
          </table:table-cell>
          <table:table-cell office:value-type="string" calcext:value-type="string">
            <text:p>578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CCACCAGCTCCTTTAGGCTAGCTACAACGATACCGTTC</text:p>
          </table:table-cell>
          <table:table-cell office:value-type="string" calcext:value-type="string">
            <text:p>648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GCCTAAGTCAAATGAGGCTAGCTACAACGATTTAGATC</text:p>
          </table:table-cell>
          <table:table-cell office:value-type="string" calcext:value-type="string">
            <text:p>688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TCACGGGTAACACCAGGCTAGCTACAACGATGCTATGT</text:p>
          </table:table-cell>
          <table:table-cell office:value-type="string" calcext:value-type="string">
            <text:p>765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CAAGAGGGTAGCCAGGCTAGCTACAACGACAGGGCCA</text:p>
          </table:table-cell>
          <table:table-cell office:value-type="string" calcext:value-type="string">
            <text:p>846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CTAGAAGGTCTTTAAGGCTAGCTACAACGAGCACTCAA</text:p>
          </table:table-cell>
          <table:table-cell office:value-type="string" calcext:value-type="string">
            <text:p>866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TCCAGTTGTTCGGAGGCTAGCTACAACGAAAAGTGCA</text:p>
          </table:table-cell>
          <table:table-cell office:value-type="string" calcext:value-type="string">
            <text:p>910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AAAGGTGTCTGCAAGGCTAGCTACAACGATCATAGCT</text:p>
          </table:table-cell>
          <table:table-cell office:value-type="string" calcext:value-type="string">
            <text:p>1015 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TTGAAGGTGTCAAAGGCTAGCTACAACGATTCTTTGC</text:p>
          </table:table-cell>
          <table:table-cell office:value-type="string" calcext:value-type="string">
            <text:p>1051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AGGGAAATACAAAAGGCTAGCTACAACGATTGGACAT</text:p>
          </table:table-cell>
          <table:table-cell office:value-type="string" calcext:value-type="string">
            <text:p>1080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ACTGGATAGACAGAGGCTAGCTACAACGACGAATTCT</text:p>
          </table:table-cell>
          <table:table-cell office:value-type="string" calcext:value-type="string">
            <text:p>1168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GAGAGTTGAAAGGCAGGCTAGCTACAACGAATTTGGTT</text:p>
          </table:table-cell>
          <table:table-cell office:value-type="string" calcext:value-type="string">
            <text:p>1210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CATGAAGTTTCACCAGGCTAGCTACAACGAAATGATCA</text:p>
          </table:table-cell>
          <table:table-cell office:value-type="string" calcext:value-type="string">
            <text:p>1243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TTCTTTAGTCAAAGGCTAGCTACAACGATCTCAGTG</text:p>
          </table:table-cell>
          <table:table-cell office:value-type="string" calcext:value-type="string">
            <text:p>1308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TTTGGGGTAAGTAAGGCTAGCTACAACGACACAAGTA</text:p>
          </table:table-cell>
          <table:table-cell office:value-type="string" calcext:value-type="string">
            <text:p>1338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TGCTGGACAATAAAGGCTAGCTACAACGATTTAACAA</text:p>
          </table:table-cell>
          <table:table-cell office:value-type="string" calcext:value-type="string">
            <text:p>1367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TTCAAGCCAGATTCAGGCTAGCTACAACGATATGGTAT</text:p>
          </table:table-cell>
          <table:table-cell office:value-type="string" calcext:value-type="string">
            <text:p>1431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GCCTCCAAAGGCAAGGCTAGCTACAACGAAGTGCGAC</text:p>
          </table:table-cell>
          <table:table-cell office:value-type="string" calcext:value-type="string">
            <text:p>1475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AGGTTGTCATTAAGAGGCTAGCTACAACGACTTCGGAA</text:p>
          </table:table-cell>
          <table:table-cell office:value-type="string" calcext:value-type="string">
            <text:p>1599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TTTCCACAAAAGCAGGCTAGCTACAACGATTGTGGAA</text:p>
          </table:table-cell>
          <table:table-cell office:value-type="string" calcext:value-type="string">
            <text:p>1719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ACAATTTGTTTGAAGGCTAGCTACAACGAGCTTTATA</text:p>
          </table:table-cell>
          <table:table-cell office:value-type="string" calcext:value-type="string">
            <text:p>1759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CTTTTCCTTTTGTAAGGCTAGCTACAACGATTTAAAAT</text:p>
          </table:table-cell>
          <table:table-cell office:value-type="string" calcext:value-type="string">
            <text:p>1796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GGACTCAGTATTGAGGCTAGCTACAACGATTCTGTTC</text:p>
          </table:table-cell>
          <table:table-cell office:value-type="string" calcext:value-type="string">
            <text:p>1846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TCTGTAAAACACGCAGGCTAGCTACAACGAAGAATTTT</text:p>
          </table:table-cell>
          <table:table-cell office:value-type="string" calcext:value-type="string">
            <text:p>1940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CAAATCAGATGTGAAGGCTAGCTACAACGAATCATAGC</text:p>
          </table:table-cell>
          <table:table-cell office:value-type="string" calcext:value-type="string">
            <text:p>2020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GGTTTGAGTTTTTCAGGCTAGCTACAACGAAAACAGTG</text:p>
          </table:table-cell>
          <table:table-cell office:value-type="string" calcext:value-type="string">
            <text:p>2127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ACACCTTCCTTAAAGGCTAGCTACAACGATTCTCTTC</text:p>
          </table:table-cell>
          <table:table-cell office:value-type="string" calcext:value-type="string">
            <text:p>2167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AATTTGTCCACCGAGGCTAGCTACAACGAAATTTCAC</text:p>
          </table:table-cell>
          <table:table-cell office:value-type="string" calcext:value-type="string">
            <text:p>2244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GAACACTCTCCTTAAGGCTAGCTACAACGATTCCTTTG</text:p>
          </table:table-cell>
          <table:table-cell office:value-type="string" calcext:value-type="string">
            <text:p>2276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AATGTTTCACCTAAAGGCTAGCTACAACGATCAAGGCT</text:p>
          </table:table-cell>
          <table:table-cell office:value-type="string" calcext:value-type="string">
            <text:p>2376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CTTCTCTGGATTTAAGGCTAGCTACAACGAACACTTTC</text:p>
          </table:table-cell>
          <table:table-cell office:value-type="string" calcext:value-type="string">
            <text:p>2426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AACTCTTCTTCTTCAGGCTAGCTACAACGAAATCACCT</text:p>
          </table:table-cell>
          <table:table-cell office:value-type="string" calcext:value-type="string">
            <text:p>3072d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TTACCTTGGTAATCAGGCTAGCTACAACGACTTCAGTA</text:p>
          </table:table-cell>
          <table:table-cell office:value-type="string" calcext:value-type="string">
            <text:p>3124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TGTTGACTATCATCAGGCTAGCTACAACGACTAACCAA</text:p>
          </table:table-cell>
          <table:table-cell office:value-type="string" calcext:value-type="string">
            <text:p>3207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CATTTTTAATGTATAGGCTAGCTACAACGAATTGTCAG</text:p>
          </table:table-cell>
          <table:table-cell office:value-type="string" calcext:value-type="string">
            <text:p>3377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CACTGTTGGTTTTAGGCTAGCTACAACGACTTTTTAG</text:p>
          </table:table-cell>
          <table:table-cell office:value-type="string" calcext:value-type="string">
            <text:p>3419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AGATTCAACTTGCAGGCTAGCTACAACGAGGCATTGT</text:p>
          </table:table-cell>
          <table:table-cell office:value-type="string" calcext:value-type="string">
            <text:p>3512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GTAGCTATGTAAGGCTAGCTACAACGACATCAGAT</text:p>
          </table:table-cell>
          <table:table-cell office:value-type="string" calcext:value-type="string">
            <text:p>3531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TCTTAAGAAGTTGAAGGCTAGCTACAACGAGTCTTCAC</text:p>
          </table:table-cell>
          <table:table-cell office:value-type="string" calcext:value-type="string">
            <text:p>3647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GAACTTCGTGCTGAGGCTAGCTACAACGATAAAATTT</text:p>
          </table:table-cell>
          <table:table-cell office:value-type="string" calcext:value-type="string">
            <text:p>3681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CCAGCTGATAATAAGGCTAGCTACAACGAGGTGCAAG</text:p>
          </table:table-cell>
          <table:table-cell office:value-type="string" calcext:value-type="string">
            <text:p>3706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AGTATCTACACAAAGGCTAGCTACAACGATCTTAAAG</text:p>
          </table:table-cell>
          <table:table-cell office:value-type="string" calcext:value-type="string">
            <text:p>3755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AGACAGCTAAGTAGAGGCTAGCTACAACGAATTTGTGC</text:p>
          </table:table-cell>
          <table:table-cell office:value-type="string" calcext:value-type="string">
            <text:p>3782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GAAACAAGTTTGTCAGGCTAGCTACAACGAAGAGATTT</text:p>
          </table:table-cell>
          <table:table-cell office:value-type="string" calcext:value-type="string">
            <text:p>3813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GTTTACTTTCAGTTAGGCTAGCTACAACGAAAATGGCT</text:p>
          </table:table-cell>
          <table:table-cell office:value-type="string" calcext:value-type="string">
            <text:p>3908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AACACAAGCTTTGAGGCTAGCTACAACGATTTCTTAT</text:p>
          </table:table-cell>
          <table:table-cell office:value-type="string" calcext:value-type="string">
            <text:p>3960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GGATGAAGATTGCCAGGCTAGCTACAACGATAATGTCA</text:p>
          </table:table-cell>
          <table:table-cell office:value-type="string" calcext:value-type="string">
            <text:p>4044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GTCAATGTCACTAAGGCTAGCTACAACGAAAGAGTGG</text:p>
          </table:table-cell>
          <table:table-cell office:value-type="string" calcext:value-type="string">
            <text:p>4076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TCACCCACTATATAGGCTAGCTACAACGAGGAGCATC</text:p>
          </table:table-cell>
          <table:table-cell office:value-type="string" calcext:value-type="string">
            <text:p>4118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CACAGCAGTTAAAAGGCTAGCTACAACGAACCCTCTT</text:p>
          </table:table-cell>
          <table:table-cell office:value-type="string" calcext:value-type="string">
            <text:p>4148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GGGTAAGTGGTTATAGGCTAGCTACAACGAAATTGTCT</text:p>
          </table:table-cell>
          <table:table-cell office:value-type="string" calcext:value-type="string">
            <text:p>4239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TCTACAGTGTAACCAGGCTAGCTACAACGATTAAACCC</text:p>
          </table:table-cell>
          <table:table-cell office:value-type="string" calcext:value-type="string">
            <text:p>4269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TACACTTTTTAAGCAGGCTAGCTACAACGATGTCTTTG</text:p>
          </table:table-cell>
          <table:table-cell office:value-type="string" calcext:value-type="string">
            <text:p>4298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GAATGTAAAAGGCAGGCTAGCTACAACGATTTTACAC</text:p>
          </table:table-cell>
          <table:table-cell office:value-type="string" calcext:value-type="string">
            <text:p>4317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GCTTCTCATTAGAGAGGCTAGCTACAACGAAATAGATG</text:p>
          </table:table-cell>
          <table:table-cell office:value-type="string" calcext:value-type="string">
            <text:p>4343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AGCATTTCTCGCAAAGGCTAGCTACAACGATCCAAGAA</text:p>
          </table:table-cell>
          <table:table-cell office:value-type="string" calcext:value-type="string">
            <text:p>4386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GGTGTAAAAGTAAAAGGCTAGCTACAACGACTAGCACC</text:p>
          </table:table-cell>
          <table:table-cell office:value-type="string" calcext:value-type="string">
            <text:p>4528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AAGAAGAAGTAAGAGGCTAGCTACAACGAAACCATTA</text:p>
          </table:table-cell>
          <table:table-cell office:value-type="string" calcext:value-type="string">
            <text:p>dZ 4731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CTTGTACCATACAAGGCTAGCTACAACGACCTCAACT</text:p>
          </table:table-cell>
          <table:table-cell office:value-type="string" calcext:value-type="string">
            <text:p>10098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TCATCAAGCCAAAGAGGCTAGCTACAACGACGTTAAGT</text:p>
          </table:table-cell>
          <table:table-cell office:value-type="string" calcext:value-type="string">
            <text:p>10140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AGGTGCAGATCACAGGCTAGCTACAACGAGTCTTGGA</text:p>
          </table:table-cell>
          <table:table-cell office:value-type="string" calcext:value-type="string">
            <text:p>10176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ATTACCAGCCTGTAGGCTAGCTACAACGACAAGAAAT</text:p>
          </table:table-cell>
          <table:table-cell office:value-type="string" calcext:value-type="string">
            <text:p>10256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GATTGGCTGTATCAAGGCTAGCTACAACGACTTAAGCT</text:p>
          </table:table-cell>
          <table:table-cell office:value-type="string" calcext:value-type="string">
            <text:p>10325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TTAGGTGTCTTAGGAGGCTAGCTACAACGATGGCTGTA</text:p>
          </table:table-cell>
          <table:table-cell office:value-type="string" calcext:value-type="string">
            <text:p>10338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TGAAATTGGGCCTCAGGCTAGCTACAACGAAGCACATT</text:p>
          </table:table-cell>
          <table:table-cell office:value-type="string" calcext:value-type="string">
            <text:p>10442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TTAAAACCAACACTAGGCTAGCTACAACGACACATGAA</text:p>
          </table:table-cell>
          <table:table-cell office:value-type="string" calcext:value-type="string">
            <text:p>10491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TCAACAAAAGGTCCAGGCTAGCTACAACGAAAAAGTTA</text:p>
          </table:table-cell>
          <table:table-cell office:value-type="string" calcext:value-type="string">
            <text:p>10599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AAGAGGTCCTAGTAGGCTAGCTACAACGAGTCAACAT</text:p>
          </table:table-cell>
          <table:table-cell office:value-type="string" calcext:value-type="string">
            <text:p>10800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AAAGAACAAAGACCAGGCTAGCTACAACGATGAGTACT</text:p>
          </table:table-cell>
          <table:table-cell office:value-type="string" calcext:value-type="string">
            <text:p>11062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AAAAGGCATTTTCAGGCTAGCTACAACGAACAAAAAA</text:p>
          </table:table-cell>
          <table:table-cell office:value-type="string" calcext:value-type="string">
            <text:p>11085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AGCAATAATACCCAGGCTAGCTACAACGAAGCAAAAG</text:p>
          </table:table-cell>
          <table:table-cell office:value-type="string" calcext:value-type="string">
            <text:p>11111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GCATATAGACCATAGGCTAGCTACAACGATAAAATAA</text:p>
          </table:table-cell>
          <table:table-cell office:value-type="string" calcext:value-type="string">
            <text:p>11217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AACTAGTATCAACCAGGCTAGCTACAACGAATCCAACC</text:p>
          </table:table-cell>
          <table:table-cell office:value-type="string" calcext:value-type="string">
            <text:p>11270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TTGCTGTCATAAGGAGGCTAGCTACAACGATAGTAACA</text:p>
          </table:table-cell>
          <table:table-cell office:value-type="string" calcext:value-type="string">
            <text:p>11342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CAGTTGTAACTACAGGCTAGCTACAACGACTGAGTAG</text:p>
          </table:table-cell>
          <table:table-cell office:value-type="string" calcext:value-type="string">
            <text:p>11502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CCTCTGGCCAAAAAGGCTAGCTACAACGAATGACAGT</text:p>
          </table:table-cell>
          <table:table-cell office:value-type="string" calcext:value-type="string">
            <text:p>11521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CAGTTATGAAGAAAAGGCTAGCTACAACGAAGGGCAAT</text:p>
          </table:table-cell>
          <table:table-cell office:value-type="string" calcext:value-type="string">
            <text:p>11567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AAATAGCCTAAGAAAGGCTAGCTACAACGAAATAAACT</text:p>
          </table:table-cell>
          <table:table-cell office:value-type="string" calcext:value-type="string">
            <text:p>11616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AAACTAAGTAATCAGGCTAGCTACAACGAAAACACCA</text:p>
          </table:table-cell>
          <table:table-cell office:value-type="string" calcext:value-type="string">
            <text:p>11697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CCCTGTGAATTCATAGGCTAGCTACAACGAATCTAAAC</text:p>
          </table:table-cell>
          <table:table-cell office:value-type="string" calcext:value-type="string">
            <text:p>11730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GCAACAGCCTGCTCAGGCTAGCTACAACGAAAGCTTCT</text:p>
          </table:table-cell>
          <table:table-cell office:value-type="string" calcext:value-type="string">
            <text:p>12156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ACTTCAGAATCACCAGGCTAGCTACAACGATAGCAACA</text:p>
          </table:table-cell>
          <table:table-cell office:value-type="string" calcext:value-type="string">
            <text:p>12174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CAAAGACTTCTTCAAGGCTAGCTACAACGATTTTTAAG</text:p>
          </table:table-cell>
          <table:table-cell office:value-type="string" calcext:value-type="string">
            <text:p>12202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TCTTTTCCAACTTAGGCTAGCTACAACGAGTTGCATG</text:p>
          </table:table-cell>
          <table:table-cell office:value-type="string" calcext:value-type="string">
            <text:p>12262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TATACATTTGGGTCAGGCTAGCTACAACGAAGCTTGAT</text:p>
          </table:table-cell>
          <table:table-cell office:value-type="string" calcext:value-type="string">
            <text:p>12290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TAGCCTGTTTATACAGGCTAGCTACAACGATTGGGTCA</text:p>
          </table:table-cell>
          <table:table-cell office:value-type="string" calcext:value-type="string">
            <text:p>12299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AAAGCATTGTCTGCAGGCTAGCTACAACGAAGCACTAG</text:p>
          </table:table-cell>
          <table:table-cell office:value-type="string" calcext:value-type="string">
            <text:p>12350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GCATAGTGAAAAGCAGGCTAGCTACAACGATGTCTGCA</text:p>
          </table:table-cell>
          <table:table-cell office:value-type="string" calcext:value-type="string">
            <text:p>12359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TTTATATGTGTTAGGCTAGCTACAACGAAGTCTGGT</text:p>
          </table:table-cell>
          <table:table-cell office:value-type="string" calcext:value-type="string">
            <text:p>12495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CTACAACCTGTTGGAGGCTAGCTACAACGATTCCCACA</text:p>
          </table:table-cell>
          <table:table-cell office:value-type="string" calcext:value-type="string">
            <text:p>12557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GCTAAATTAGGTGAAGGCTAGCTACAACGATGTCCATA</text:p>
          </table:table-cell>
          <table:table-cell office:value-type="string" calcext:value-type="string">
            <text:p>12618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GTCAAAAGCCCTGTAGGCTAGCTACAACGAACGACATC</text:p>
          </table:table-cell>
          <table:table-cell office:value-type="string" calcext:value-type="string">
            <text:p>13533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CAATTAAATTGTCAGGCTAGCTACAACGACTTCGTCC</text:p>
          </table:table-cell>
          <table:table-cell office:value-type="string" calcext:value-type="string">
            <text:p>13625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AGTCATGTTTAGCAAGGCTAGCTACAACGAAGCTGGAC</text:p>
          </table:table-cell>
          <table:table-cell office:value-type="string" calcext:value-type="string">
            <text:p>13726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CCTGGTCAAGGTTAAGGCTAGCTACAACGAATAGGCAT</text:p>
          </table:table-cell>
          <table:table-cell office:value-type="string" calcext:value-type="string">
            <text:p>14172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CAGAAGCAGCGTGCAGGCTAGCTACAACGAAGCAGGGT</text:p>
          </table:table-cell>
          <table:table-cell office:value-type="string" calcext:value-type="string">
            <text:p>14578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TTGTCTGATATCACAGGCTAGCTACAACGAATTGTTGG</text:p>
          </table:table-cell>
          <table:table-cell office:value-type="string" calcext:value-type="string">
            <text:p>14829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TCATTGAATCATAAGGCTAGCTACAACGAAAAGTCTA</text:p>
          </table:table-cell>
          <table:table-cell office:value-type="string" calcext:value-type="string">
            <text:p>14984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CATTACGTTTTGTAGGCTAGCTACAACGAATGCGAAA</text:p>
          </table:table-cell>
          <table:table-cell office:value-type="string" calcext:value-type="string">
            <text:p>15029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GGCTATTGATTTCAAGGCTAGCTACAACGAAATTTTTG</text:p>
          </table:table-cell>
          <table:table-cell office:value-type="string" calcext:value-type="string">
            <text:p>15165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TGCTTGTTCCAATTAGGCTAGCTACAACGATACAGTAG</text:p>
          </table:table-cell>
          <table:table-cell office:value-type="string" calcext:value-type="string">
            <text:p>15202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GATAATCCCAACCCAGGCTAGCTACAACGAAAGGTGAG</text:p>
          </table:table-cell>
          <table:table-cell office:value-type="string" calcext:value-type="string">
            <text:p>15282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ACCGCCACACATGAGGCTAGCTACAACGACATTTCAC</text:p>
          </table:table-cell>
          <table:table-cell office:value-type="string" calcext:value-type="string">
            <text:p>15439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AAAACACTATTAGCAGGCTAGCTACAACGAAAGCAGTT</text:p>
          </table:table-cell>
          <table:table-cell office:value-type="string" calcext:value-type="string">
            <text:p>15506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CAGAGAGTATCATCAGGCTAGCTACAACGATGAGAAAT</text:p>
          </table:table-cell>
          <table:table-cell office:value-type="string" calcext:value-type="string">
            <text:p>15703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TGGGTAAGGAAGGTAGGCTAGCTACAACGAACATAATC</text:p>
          </table:table-cell>
          <table:table-cell office:value-type="string" calcext:value-type="string">
            <text:p>dZ 15921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GATGTTGATATGACAGGCTAGCTACAACGAGGTCGTAA</text:p>
          </table:table-cell>
          <table:table-cell office:value-type="string" calcext:value-type="string">
            <text:p>16334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TTGTCCATTAGCACAGGCTAGCTACAACGAAATGGAAA</text:p>
          </table:table-cell>
          <table:table-cell office:value-type="string" calcext:value-type="string">
            <text:p>16485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TATATAAACCAAAAAGGCTAGCTACAACGATTGTCCAT</text:p>
          </table:table-cell>
          <table:table-cell office:value-type="string" calcext:value-type="string">
            <text:p>16501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ATGTAATCACCAGCAGGCTAGCTACAACGATTGTCCAG</text:p>
          </table:table-cell>
          <table:table-cell office:value-type="string" calcext:value-type="string">
            <text:p>16583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ACTTCCCATGAAAGAGGCTAGCTACAACGAGTAATTCT</text:p>
          </table:table-cell>
          <table:table-cell office:value-type="string" calcext:value-type="string">
            <text:p>16727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ATCACCAACATTTAAGGCTAGCTACAACGATTGTAAGT</text:p>
          </table:table-cell>
          <table:table-cell office:value-type="string" calcext:value-type="string">
            <text:p>16890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TATGTGATGTCAGCAGGCTAGCTACAACGAAAAATAAT</text:p>
          </table:table-cell>
          <table:table-cell office:value-type="string" calcext:value-type="string">
            <text:p>16912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ATGGCATTACTGTAGGCTAGCTACAACGAGTGATGTC</text:p>
          </table:table-cell>
          <table:table-cell office:value-type="string" calcext:value-type="string">
            <text:p>16925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GGTATAAGCCAGTAAGGCTAGCTACAACGATCTAACAT</text:p>
          </table:table-cell>
          <table:table-cell office:value-type="string" calcext:value-type="string">
            <text:p>16981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TTATCTATAGGCAAAGGCTAGCTACAACGAATTTTAAT</text:p>
          </table:table-cell>
          <table:table-cell office:value-type="string" calcext:value-type="string">
            <text:p>17207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CATCAAAGACAACTAGGCTAGCTACAACGAATCTGCTG</text:p>
          </table:table-cell>
          <table:table-cell office:value-type="string" calcext:value-type="string">
            <text:p>17344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ACACTCAAATCATAAGGCTAGCTACAACGATTGTGGCC</text:p>
          </table:table-cell>
          <table:table-cell office:value-type="string" calcext:value-type="string">
            <text:p>17378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GTGCTTAGCACGTAAGGCTAGCTACAACGACTGGCATT</text:p>
          </table:table-cell>
          <table:table-cell office:value-type="string" calcext:value-type="string">
            <text:p>17406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ACACTGAATTGAAAGGCTAGCTACAACGAATTCTGGT</text:p>
          </table:table-cell>
          <table:table-cell office:value-type="string" calcext:value-type="string">
            <text:p>17498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GACCTATAGTTTTCAGGCTAGCTACAACGAAAGTCTAC</text:p>
          </table:table-cell>
          <table:table-cell office:value-type="string" calcext:value-type="string">
            <text:p>17522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ACAATTTCAGCAGGAGGCTAGCTACAACGAAACGCCGA</text:p>
          </table:table-cell>
          <table:table-cell office:value-type="string" calcext:value-type="string">
            <text:p>17567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ACACCCTTATAAAAGGCTAGCTACAACGAATTTTAAA</text:p>
          </table:table-cell>
          <table:table-cell office:value-type="string" calcext:value-type="string">
            <text:p>17658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CTCTTACCACGCCTAGGCTAGCTACAACGATTGTGGCC</text:p>
          </table:table-cell>
          <table:table-cell office:value-type="string" calcext:value-type="string">
            <text:p>17713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GTTACGTGTAAGGAAGGCTAGCTACAACGATCTCTTAC</text:p>
          </table:table-cell>
          <table:table-cell office:value-type="string" calcext:value-type="string">
            <text:p>17730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GCATTCTGTGAATTAGGCTAGCTACAACGAAAGGTGAA</text:p>
          </table:table-cell>
          <table:table-cell office:value-type="string" calcext:value-type="string">
            <text:p>17780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ACCTTCAGTTTTGAAGGCTAGCTACAACGATTAGTGTC</text:p>
          </table:table-cell>
          <table:table-cell office:value-type="string" calcext:value-type="string">
            <text:p>18135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GGTATGTCAACACAGGCTAGCTACAACGAAAACCTTC</text:p>
          </table:table-cell>
          <table:table-cell office:value-type="string" calcext:value-type="string">
            <text:p>18153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TAGGGTAACCATTAAGGCTAGCTACAACGATTGATAAT</text:p>
          </table:table-cell>
          <table:table-cell office:value-type="string" calcext:value-type="string">
            <text:p>18235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CTTCTTCGCGGGTGAGGCTAGCTACAACGAAAACATGT</text:p>
          </table:table-cell>
          <table:table-cell office:value-type="string" calcext:value-type="string">
            <text:p>18259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CTGTAGGTACAGCAAGGCTAGCTACAACGATAGGTTAA</text:p>
          </table:table-cell>
          <table:table-cell office:value-type="string" calcext:value-type="string">
            <text:p>18391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GGTGTTTAAATTGAGGCTAGCTACAACGACTCCAGGC</text:p>
          </table:table-cell>
          <table:table-cell office:value-type="string" calcext:value-type="string">
            <text:p>18470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TTAACATTTGTACAAGGCTAGCTACAACGACTTTATAC</text:p>
          </table:table-cell>
          <table:table-cell office:value-type="string" calcext:value-type="string">
            <text:p>18535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CCCATAAGACAAATAGGCTAGCTACAACGAGACTCTGT</text:p>
          </table:table-cell>
          <table:table-cell office:value-type="string" calcext:value-type="string">
            <text:p>18583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TGCGCTCAGGTCCTAGGCTAGCTACAACGATTTCACAA</text:p>
          </table:table-cell>
          <table:table-cell office:value-type="string" calcext:value-type="string">
            <text:p>18640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TTGCTTTGTAGGTTAGGCTAGCTACAACGACTGTAAAA</text:p>
          </table:table-cell>
          <table:table-cell office:value-type="string" calcext:value-type="string">
            <text:p>18791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ATGGACTTGACAAGGCTAGCTACAACGAACAGATCA</text:p>
          </table:table-cell>
          <table:table-cell office:value-type="string" calcext:value-type="string">
            <text:p>18818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TTATAGGATATTCAAGGCTAGCTACAACGAAGTCCAGT</text:p>
          </table:table-cell>
          <table:table-cell office:value-type="string" calcext:value-type="string">
            <text:p>18919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TTAATCTTCAGTTCAGGCTAGCTACAACGACACCAATT</text:p>
          </table:table-cell>
          <table:table-cell office:value-type="string" calcext:value-type="string">
            <text:p>18941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AACCATGTGTTGAAGGCTAGCTACAACGACTTTCTAC</text:p>
          </table:table-cell>
          <table:table-cell office:value-type="string" calcext:value-type="string">
            <text:p>18973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CTTTAGGGTTACCAAGGCTAGCTACAACGAGTCGTGAA</text:p>
          </table:table-cell>
          <table:table-cell office:value-type="string" calcext:value-type="string">
            <text:p>19033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ATTCCAAAATAGGCAGGCTAGCTACAACGAACACCATC</text:p>
          </table:table-cell>
          <table:table-cell office:value-type="string" calcext:value-type="string">
            <text:p>19182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ACAAAAGCACTTTTAGGCTAGCTACAACGACAAAAGCT</text:p>
          </table:table-cell>
          <table:table-cell office:value-type="string" calcext:value-type="string">
            <text:p>19334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GGACTGTCAGAGTAAGGCTAGCTACAACGAAGAAAAAT</text:p>
          </table:table-cell>
          <table:table-cell office:value-type="string" calcext:value-type="string">
            <text:p>19376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TTGTTTTCCATGAGAGGCTAGCTACAACGATCACATGG</text:p>
          </table:table-cell>
          <table:table-cell office:value-type="string" calcext:value-type="string">
            <text:p>19398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AACAGTGTTATTAAGGCTAGCTACAACGAGATAGAAA</text:p>
          </table:table-cell>
          <table:table-cell office:value-type="string" calcext:value-type="string">
            <text:p>19699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TTTATTTTCAAACAAGGCTAGCTACAACGATCTACATC</text:p>
          </table:table-cell>
          <table:table-cell office:value-type="string" calcext:value-type="string">
            <text:p>19743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TATTGAGTATTTTCAGGCTAGCTACAACGACTCTGGTA</text:p>
          </table:table-cell>
          <table:table-cell office:value-type="string" calcext:value-type="string">
            <text:p>19825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TATGTGCTGGAGCAGGCTAGCTACAACGACTCTTTTG</text:p>
          </table:table-cell>
          <table:table-cell office:value-type="string" calcext:value-type="string">
            <text:p>19892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AGAACAAACACCAAGGCTAGCTACAACGAAGTAGATA</text:p>
          </table:table-cell>
          <table:table-cell office:value-type="string" calcext:value-type="string">
            <text:p>19915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TGAGTGGTGCACAAAGGCTAGCTACAACGACGTTTCAG</text:p>
          </table:table-cell>
          <table:table-cell office:value-type="string" calcext:value-type="string">
            <text:p>19963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GTGACTCCATTAAGAGGCTAGCTACAACGATAGCTTGT</text:p>
          </table:table-cell>
          <table:table-cell office:value-type="string" calcext:value-type="string">
            <text:p>20103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TGAACTGTGTTTTTAGGCTAGCTACAACGAGGCTTCTC</text:p>
          </table:table-cell>
          <table:table-cell office:value-type="string" calcext:value-type="string">
            <text:p>20134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CATCAACTTTCTTAGGCTAGCTACAACGAAATAATTG</text:p>
          </table:table-cell>
          <table:table-cell office:value-type="string" calcext:value-type="string">
            <text:p>20156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GTAAGTTTCAGGTAAGGCTAGCTACAACGATGTTGGAC</text:p>
          </table:table-cell>
          <table:table-cell office:value-type="string" calcext:value-type="string">
            <text:p>20184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TTAAATTCTTGTAAAGGCTAGCTACAACGATTCTACTC</text:p>
          </table:table-cell>
          <table:table-cell office:value-type="string" calcext:value-type="string">
            <text:p>20184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ATTCTAAGAAATCAAGGCTAGCTACAACGATTCCATTT</text:p>
          </table:table-cell>
          <table:table-cell office:value-type="string" calcext:value-type="string">
            <text:p>20251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CGTTCAATGAATTCAGGCTAGCTACAACGACCATAGCT</text:p>
          </table:table-cell>
          <table:table-cell office:value-type="string" calcext:value-type="string">
            <text:p>20276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ATAAAATCTTCTAAGGCTAGCTACAACGATCAAAAGG</text:p>
          </table:table-cell>
          <table:table-cell office:value-type="string" calcext:value-type="string">
            <text:p>20412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TACTGTCCATAGGAAGGCTAGCTACAACGAAAAATCTT</text:p>
          </table:table-cell>
          <table:table-cell office:value-type="string" calcext:value-type="string">
            <text:p>20426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AAATCATCAAGTAAGGCTAGCTACAACGAAAATCAAT</text:p>
          </table:table-cell>
          <table:table-cell office:value-type="string" calcext:value-type="string">
            <text:p>dZ 20511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CTTTTCTAATAGCAGGCTAGCTACAACGATCTTTGCA</text:p>
          </table:table-cell>
          <table:table-cell office:value-type="string" calcext:value-type="string">
            <text:p>20716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ATTTTGAAGGTCACAGGCTAGCTACAACGATTTTCTAA</text:p>
          </table:table-cell>
          <table:table-cell office:value-type="string" calcext:value-type="string">
            <text:p>20730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TTAGGTAATGTTGCAGGCTAGCTACAACGATATCACCA</text:p>
          </table:table-cell>
          <table:table-cell office:value-type="string" calcext:value-type="string">
            <text:p>20756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GAGTATATTTTGCGAGGCTAGCTACAACGAATTCATCA</text:p>
          </table:table-cell>
          <table:table-cell office:value-type="string" calcext:value-type="string">
            <text:p>20788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GTTAATGTGTTTAAAGGCTAGCTACAACGAATTGACAC</text:p>
          </table:table-cell>
          <table:table-cell office:value-type="string" calcext:value-type="string">
            <text:p>20817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AATGTATAACTCTCAGGCTAGCTACAACGAATTATAGG</text:p>
          </table:table-cell>
          <table:table-cell office:value-type="string" calcext:value-type="string">
            <text:p>20851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GGTGCAACTCCTTTAGGCTAGCTACAACGACAGAACCA</text:p>
          </table:table-cell>
          <table:table-cell office:value-type="string" calcext:value-type="string">
            <text:p>20882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CAAAGTCATTAAGAGGCTAGCTACAACGACTGAATCG</text:p>
          </table:table-cell>
          <table:table-cell office:value-type="string" calcext:value-type="string">
            <text:p>20954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TTGCACAATCACCAAGGCTAGCTACAACGACAAAGTTG</text:p>
          </table:table-cell>
          <table:table-cell office:value-type="string" calcext:value-type="string">
            <text:p>20992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CCCTCTTTAGAGTCAGGCTAGCTACAACGATTTCTTTT</text:p>
          </table:table-cell>
          <table:table-cell office:value-type="string" calcext:value-type="string">
            <text:p>21086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GTATAAACCCACAAAGGCTAGCTACAACGAGTAAGTGA</text:p>
          </table:table-cell>
          <table:table-cell office:value-type="string" calcext:value-type="string">
            <text:p>21115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CTAGCTTTTGTTGTAGGCTAGCTACAACGAAAACCCAC</text:p>
          </table:table-cell>
          <table:table-cell office:value-type="string" calcext:value-type="string">
            <text:p>21127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CATTCACATTAGTAAGGCTAGCTACAACGAAAAGGCTG</text:p>
          </table:table-cell>
          <table:table-cell office:value-type="string" calcext:value-type="string">
            <text:p>21238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CGTGGTTTGCCAAGAGGCTAGCTACAACGAAATTACAT</text:p>
          </table:table-cell>
          <table:table-cell office:value-type="string" calcext:value-type="string">
            <text:p>21290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TGACATAACCATCTAGGCTAGCTACAACGATTGTTCGC</text:p>
          </table:table-cell>
          <table:table-cell office:value-type="string" calcext:value-type="string">
            <text:p>21313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CTCCAAAATATGTAAGGCTAGCTACAACGATTGCATGC</text:p>
          </table:table-cell>
          <table:table-cell office:value-type="string" calcext:value-type="string">
            <text:p>21338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TGTATTCCTCCAAAAGGCTAGCTACAACGAATGTAATT</text:p>
          </table:table-cell>
          <table:table-cell office:value-type="string" calcext:value-type="string">
            <text:p>21345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TTTACTCATGTCAAAGGCTAGCTACAACGAAAAGAATA</text:p>
          </table:table-cell>
          <table:table-cell office:value-type="string" calcext:value-type="string">
            <text:p>21390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GAAGAGATAAAATCAGGCTAGCTACAACGAATCATTGA</text:p>
          </table:table-cell>
          <table:table-cell office:value-type="string" calcext:value-type="string">
            <text:p>21467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GGAACCAAGTAACAGGCTAGCTACAACGATGGAAAAG</text:p>
          </table:table-cell>
          <table:table-cell office:value-type="string" calcext:value-type="string">
            <text:p>21744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GGTCCCAGAGACAGGCTAGCTACAACGAGTATAGCA</text:p>
          </table:table-cell>
          <table:table-cell office:value-type="string" calcext:value-type="string">
            <text:p>21768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AAAATGGATCATTAGGCTAGCTACAACGAAAAATTGA</text:p>
          </table:table-cell>
          <table:table-cell office:value-type="string" calcext:value-type="string">
            <text:p>21969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GAATATATTTTAAAAGGCTAGCTACAACGAAACCATCA</text:p>
          </table:table-cell>
          <table:table-cell office:value-type="string" calcext:value-type="string">
            <text:p>22161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TCCTGTTCCAAGCAGGCTAGCTACAACGAAAACAGAT</text:p>
          </table:table-cell>
          <table:table-cell office:value-type="string" calcext:value-type="string">
            <text:p>dZ 22614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TAAAGCACGGTTTAAGGCTAGCTACAACGATGTGTACA</text:p>
          </table:table-cell>
          <table:table-cell office:value-type="string" calcext:value-type="string">
            <text:p>dZ 23847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CAGTGCAGAAGTGTAGGCTAGCTACAACGATGAGCAAT</text:p>
          </table:table-cell>
          <table:table-cell office:value-type="string" calcext:value-type="string">
            <text:p>24178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AGTTTTCCAAGTGCAGGCTAGCTACAACGATTGCTGTG</text:p>
          </table:table-cell>
          <table:table-cell office:value-type="string" calcext:value-type="string">
            <text:p>24390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GAAATTGCACCAAAAGGCTAGCTACAACGATGGAGCTA</text:p>
          </table:table-cell>
          <table:table-cell office:value-type="string" calcext:value-type="string">
            <text:p>24468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GAAGTCTGCCTGTGAGGCTAGCTACAACGACAACCTAT</text:p>
          </table:table-cell>
          <table:table-cell office:value-type="string" calcext:value-type="string">
            <text:p>24551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ACTGAGGGAAGGACAGGCTAGCTACAACGAAAGATGAT</text:p>
          </table:table-cell>
          <table:table-cell office:value-type="string" calcext:value-type="string">
            <text:p>24710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CAATTTCTTTTTGAAGGCTAGCTACAACGAGTTTACAA</text:p>
          </table:table-cell>
          <table:table-cell office:value-type="string" calcext:value-type="string">
            <text:p>25097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TACAGCAACTGGTCAGGCTAGCTACAACGAACAGCAAA</text:p>
          </table:table-cell>
          <table:table-cell office:value-type="string" calcext:value-type="string">
            <text:p>25271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GGAGTGAGGCTTGTAGGCTAGCTACAACGACGGTATCG</text:p>
          </table:table-cell>
          <table:table-cell office:value-type="string" calcext:value-type="string">
            <text:p>25501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GCCAACAATAAGCCAGGCTAGCTACAACGACCGAAAGG</text:p>
          </table:table-cell>
          <table:table-cell office:value-type="string" calcext:value-type="string">
            <text:p>25524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CAGCAAGAAGTGCAAGGCTAGCTACAACGAGCCAACAA</text:p>
          </table:table-cell>
          <table:table-cell office:value-type="string" calcext:value-type="string">
            <text:p>25540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AAGCGCTCTGAAAAAGGCTAGCTACAACGAAGCAAGAA</text:p>
          </table:table-cell>
          <table:table-cell office:value-type="string" calcext:value-type="string">
            <text:p>25556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GAGTGCTAGTTGCCAGGCTAGCTACAACGACTCTTTTT</text:p>
          </table:table-cell>
          <table:table-cell office:value-type="string" calcext:value-type="string">
            <text:p>25596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TGCAAACAAAGTGAAGGCTAGCTACAACGAACCCTTGG</text:p>
          </table:table-cell>
          <table:table-cell office:value-type="string" calcext:value-type="string">
            <text:p>25621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AACTGTTACAAACAAGGCTAGCTACAACGAAACAGCAA</text:p>
          </table:table-cell>
          <table:table-cell office:value-type="string" calcext:value-type="string">
            <text:p>25647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AAAGGTGTGAGTAAAGGCTAGCTACAACGATGTTACAA</text:p>
          </table:table-cell>
          <table:table-cell office:value-type="string" calcext:value-type="string">
            <text:p>25660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AAGCCAAAGCCTCAGGCTAGCTACAACGATATTATTC</text:p>
          </table:table-cell>
          <table:table-cell office:value-type="string" calcext:value-type="string">
            <text:p>25765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GGCATCATAAAGTAAGGCTAGCTACAACGAGGGTTTTT</text:p>
          </table:table-cell>
          <table:table-cell office:value-type="string" calcext:value-type="string">
            <text:p>25806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TGCCAGCAAAGAAAAGGCTAGCTACAACGAAGTTGGCA</text:p>
          </table:table-cell>
          <table:table-cell office:value-type="string" calcext:value-type="string">
            <text:p>25826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CAATAGTCGTAACAAGGCTAGCTACAACGATAGTATGC</text:p>
          </table:table-cell>
          <table:table-cell office:value-type="string" calcext:value-type="string">
            <text:p>25847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CCAATCTGGTAGTCAGGCTAGCTACAACGAGTTCAGAA</text:p>
          </table:table-cell>
          <table:table-cell office:value-type="string" calcext:value-type="string">
            <text:p>25937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TACTCCAGATTCCCAGGCTAGCTACAACGATTTTCAGT</text:p>
          </table:table-cell>
          <table:table-cell office:value-type="string" calcext:value-type="string">
            <text:p>25967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ATGAAGAAGGTAACAGGCTAGCTACAACGAGTTCAACA</text:p>
          </table:table-cell>
          <table:table-cell office:value-type="string" calcext:value-type="string">
            <text:p>26072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TTACTGGATTAACAAGGCTAGCTACAACGATCCGGATG</text:p>
          </table:table-cell>
          <table:table-cell office:value-type="string" calcext:value-type="string">
            <text:p>26155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GGAAAATTAACTTAAGGCTAGCTACAACGATATATACA</text:p>
          </table:table-cell>
          <table:table-cell office:value-type="string" calcext:value-type="string">
            <text:p>26666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AACAGCAGCAAGCAGGCTAGCTACAACGAAAAACAAG</text:p>
          </table:table-cell>
          <table:table-cell office:value-type="string" calcext:value-type="string">
            <text:p>26718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GCACGTTGAGAAGAAGGCTAGCTACAACGAGTTAGTTT</text:p>
          </table:table-cell>
          <table:table-cell office:value-type="string" calcext:value-type="string">
            <text:p>26874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ATGGTCTGTGTTTAAGGCTAGCTACAACGATTATAGTT</text:p>
          </table:table-cell>
          <table:table-cell office:value-type="string" calcext:value-type="string">
            <text:p>27137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TGAGGGTCCACCAAAGGCTAGCTACAACGAGTAATGCG</text:p>
          </table:table-cell>
          <table:table-cell office:value-type="string" calcext:value-type="string">
            <text:p>28321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TCTCCATTCTGGTTAGGCTAGCTACAACGATGCCAGTT</text:p>
          </table:table-cell>
          <table:table-cell office:value-type="string" calcext:value-type="string">
            <text:p>28350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TGATCTTTTGGTGTAGGCTAGCTACAACGATCAAGGCT</text:p>
          </table:table-cell>
          <table:table-cell office:value-type="string" calcext:value-type="string">
            <text:p>28692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CGGGTGCCAATGTGAGGCTAGCTACAACGACTTTTGGT</text:p>
          </table:table-cell>
          <table:table-cell office:value-type="string" calcext:value-type="string">
            <text:p>28704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GCATTGTTAGCAGGAGGCTAGCTACAACGATGCGGGTG</text:p>
          </table:table-cell>
          <table:table-cell office:value-type="string" calcext:value-type="string">
            <text:p>28722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GCACGATTGCAGCAGGCTAGCTACAACGATGTTAGCA</text:p>
          </table:table-cell>
          <table:table-cell office:value-type="string" calcext:value-type="string">
            <text:p>28734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GAAGCCTTTTGGCAAGGCTAGCTACAACGAGTTGTTCC</text:p>
          </table:table-cell>
          <table:table-cell office:value-type="string" calcext:value-type="string">
            <text:p>28771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GTTGAATTTCTTGAAGGCTAGCTACAACGATGTTGCGA</text:p>
          </table:table-cell>
          <table:table-cell office:value-type="string" calcext:value-type="string">
            <text:p>28851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GCAATTTGCGGCCAAGGCTAGCTACAACGAGTTTGTAA</text:p>
          </table:table-cell>
          <table:table-cell office:value-type="string" calcext:value-type="string">
            <text:p>29172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CGACATTCCGAAGAAGGCTAGCTACAACGAGCTGAAGC</text:p>
          </table:table-cell>
          <table:table-cell office:value-type="string" calcext:value-type="string">
            <text:p>29212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3:49:01.186000088</meta:creation-date>
    <dc:date>2024-12-27T21:10:28.120636331</dc:date>
    <meta:editing-duration>PT31M59S</meta:editing-duration>
    <meta:editing-cycles>8</meta:editing-cycles>
    <meta:generator>LibreOffice/24.2.7.2$Linux_X86_64 LibreOffice_project/420$Build-2</meta:generator>
    <meta:document-statistic meta:table-count="1" meta:cell-count="690" meta:object-count="0"/>
  </office:meta>
</office:document-meta>
</file>